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4839in"/>
    </style:style>
    <style:style style:name="co6" style:family="table-column">
      <style:table-column-properties fo:break-before="auto" style:column-width="2.3402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2.994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morphologie_beschreibung</text:p>
          </table:table-cell>
          <table:table-cell office:value-type="string" calcext:value-type="string">
            <text:p>Lithologie</text:p>
          </table:table-cell>
          <table:table-cell office:value-type="string" calcext:value-type="string">
            <text:p>geologie_text</text:p>
          </table:table-cell>
          <table:table-cell office:value-type="string" calcext:value-type="string">
            <text:p>BODENTYP_orig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UBTYP</text:p>
          </table:table-cell>
          <table:table-cell office:value-type="string" calcext:value-type="string">
            <text:p>VARIETÄT</text:p>
          </table:table-cell>
          <table:table-cell office:value-type="string" calcext:value-type="string">
            <text:p>VARIETÄT2</text:p>
          </table:table-cell>
          <table:table-cell office:value-type="string" calcext:value-type="string">
            <text:p>humusform_orig</text:p>
          </table:table-cell>
          <table:table-cell office:value-type="string" calcext:value-type="string">
            <text:p>gebiet1_parentmaterial_numerog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10_U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Moder-Rendzina, kolluvial beeinfluss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Rohhumusartiger Moder/ eher typisch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11_U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Carbonathaltige Braunerde, kolluvial gestö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ifluvent</text:p>
          </table:table-cell>
          <table:table-cell table:number-columns-repeated="6"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12_U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 office:value-type="string" calcext:value-type="string">
            <text:p>Karbonatgehalt unerschiedlich hoch</text:p>
          </table:table-cell>
          <table:table-cell office:value-type="string" calcext:value-type="string">
            <text:p>Kolluvisol, Entwicklung zur Moder-Pararendzina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haltiger Kolluvisol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13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Farb-Substratboden aus Grödner-Sandstein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Farb-Substratboden</text:p>
          </table:table-cell>
          <table:table-cell office:value-type="string" calcext:value-type="string">
            <text:p>aus Grödner-Sandstein</text:p>
          </table:table-cell>
          <table:table-cell/>
          <table:table-cell office:value-type="string" calcext:value-type="string">
            <text:p>Typisch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wirklichrigolt?</text:p>
          </table:table-cell>
          <table:table-cell table:number-columns-repeated="2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14_U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sche Braunerde, carbonatfrei, kolluvial gestört?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 office:value-type="string" calcext:value-type="string">
            <text:p>kolluvial beeinflußt</text:p>
          </table:table-cell>
          <table:table-cell office:value-type="string" calcext:value-type="string">
            <text:p>Rhizomull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wirklichrigolt?</text:p>
          </table:table-cell>
          <table:table-cell table:number-columns-repeated="2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16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Rohumus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17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Fels-Auflagehumusboden über Silikatgestein 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Carbonatfreier Fels-Auflagehumusboden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arenic hapludalf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, wirklichrigolt?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18_U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Moder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artiger Moder/ Typ. Mod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, rigolt, carbonatfrei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19_U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, kolluvial beeinflusst 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Grundmoraene</text:p>
          </table:table-cell>
          <table:table-cell table:number-columns-repeated="2"/>
          <table:table-cell office:value-type="string" calcext:value-type="string">
            <text:p>UMGELAGERTE BÖDEN</text:p>
          </table:table-cell>
          <table:table-cell office:value-type="string" calcext:value-type="string">
            <text:p>Schüttungsboden</text:p>
          </table:table-cell>
          <table:table-cell office:value-type="string" calcext:value-type="string">
            <text:p>Planie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_U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Carbonathaltiger Kolluvisol; Entwicklung in Richtung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haltiger Kolluvisol</text:p>
          </table:table-cell>
          <table:table-cell table:number-columns-repeated="2"/>
          <table:table-cell office:value-type="string" calcext:value-type="string">
            <text:p>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2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table:number-columns-repeated="2"/>
          <table:table-cell office:value-type="string" calcext:value-type="string">
            <text:p>Rhizo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3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Feinsediment, fluviatile Sande und Kiese, Porphyrzersatz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4_U</text:p>
          </table:table-cell>
          <table:table-cell table:number-columns-repeated="2" office:value-type="string" calcext:value-type="string">
            <text:p>Moorablagerung</text:p>
          </table:table-cell>
          <table:table-cell office:value-type="string" calcext:value-type="string">
            <text:p>Feinsediment</text:p>
          </table:table-cell>
          <table:table-cell office:value-type="string" calcext:value-type="string">
            <text:p>Haftnässe-Pseudogley</text:p>
          </table:table-cell>
          <table:table-cell office:value-type="string" calcext:value-type="string">
            <text:p>PSEUDOGLEYE</text:p>
          </table:table-cell>
          <table:table-cell table:number-columns-repeated="2" office:value-type="string" calcext:value-type="string">
            <text:p>Haftnässe-Pseudogley</text:p>
          </table:table-cell>
          <table:table-cell table:number-columns-repeated="2"/>
          <table:table-cell office:value-type="string" calcext:value-type="string">
            <text:p>Hydromorpher Mullartiger Moder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5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metamorphe Gesteine; weit gestuftes Skelett (Moräne, Porphy, u.a), hoher Schluffgehalt (Moräne)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6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7_U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Moder-Para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Pararendzina</text:p>
          </table:table-cell>
          <table:table-cell office:value-type="string" calcext:value-type="string">
            <text:p>Moder-Pararendzina</text:p>
          </table:table-cell>
          <table:table-cell table:number-columns-repeated="2"/>
          <table:table-cell office:value-type="string" calcext:value-type="string">
            <text:p>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8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geringer Kalkgehalt, gemischte Skelettformen (kantig und gerundet), unterschiedliche Mineralogie des Skelettes?</text:p>
          </table:table-cell>
          <table:table-cell office:value-type="string" calcext:value-type="string">
            <text:p>Kolluvisol; Entwicklung Richtung Braunerde </text:p>
          </table:table-cell>
          <table:table-cell office:value-type="string" calcext:value-type="string">
            <text:p>UMGELAGERTE BÖDEN</text:p>
          </table:table-cell>
          <table:table-cell table:number-columns-repeated="2" office:value-type="string" calcext:value-type="string">
            <text:p>Kolluvisol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9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_U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laut Karte: undifferenzierte Moräne, selbst kartiert: Moränenmaterial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hapludalf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lessiviert, rigolt, carbonatfrei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30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in ersten cmtern viel großes, flaches, kantiges Skelett, nach unten hin kanten gerundeter und auch ganz rund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3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in oberen dm vereinzelt auch gerundetes Skelett; unterschiedliche Mineralogie des Skelettes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Typisch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typic udorthent</text:p>
          </table:table-cell>
          <table:table-cell table:number-columns-repeated="6"/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32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Boden aus Anstehendem entwickelt oder aus den Lockersedimenten? --&gt; Skelettverteilung; Unterschiedliche Mineralogie des Skelettes; Porphyr erscheint grauer - Grund für Farbe im Profil?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eutrochreptic rendoll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33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steine und Blöcke</text:p>
          </table:table-cell>
          <table:table-cell office:value-type="string" calcext:value-type="string">
            <text:p>Braun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c hapludalf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lessiviert, rigolt, carbonatfrei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34_U</text:p>
          </table:table-cell>
          <table:table-cell table:number-columns-repeated="2" office:value-type="string" calcext:value-type="string">
            <text:p>Moorablagerung</text:p>
          </table:table-cell>
          <table:table-cell office:value-type="string" calcext:value-type="string">
            <text:p>Feinsediment, fluviatile Sande und Kiese, Porphyrzersatz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?</text:p>
          </table:table-cell>
          <table:table-cell table:number-columns-repeated="2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35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Porphyr verwittert in Sand? - auch hier erste Anzeichen dafür; überwiegend gerundetes Skelett; gemischte Mineralogie (u.a. grünlich schiefriges wie bei U_ME_L28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36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insgesamt eher kantengerundetes Skelett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hapludalf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37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in etwa 50 cm viel Gestein mit Glimmer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38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fast durchweg gerundetes Skelett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Typischer 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orthen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39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Moräne auf Porphyr, Ab etwa 50cm wieder gerundetes Skelett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3_U</text:p>
          </table:table-cell>
          <table:table-cell table:number-columns-repeated="2" office:value-type="string" calcext:value-type="string">
            <text:p>Alluviale Ablagerung</text:p>
          </table:table-cell>
          <table:table-cell office:value-type="string" calcext:value-type="string">
            <text:p>laut Karte: <text:s text:c="8"/>Aufschluss: Moräne auf fluviatilen Schottern auf fluviatilen Sanden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Xeromorpher 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40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, kolluvial gepräg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 office:value-type="string" calcext:value-type="string">
            <text:p>kolluvial beeinflußt</text:p>
          </table:table-cell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Moräne auf Porphyr </text:p>
          </table:table-cell>
          <table:table-cell office:value-type="string" calcext:value-type="string">
            <text:p>Semi-Podsol</text:p>
          </table:table-cell>
          <table:table-cell office:value-type="string" calcext:value-type="string">
            <text:p>PODSOLE</text:p>
          </table:table-cell>
          <table:table-cell table:number-columns-repeated="2" office:value-type="string" calcext:value-type="string">
            <text:p>Semipodsol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550 (braunlehm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42_U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Podsolig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43_T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Hangschutt -&gt; Sedimentgestein, sehr heterogene Petrographie: 40 % Dolomit, 10 Grödener Sandtsein (Kann das sein?), 40 % Mergel/Schluffstein, 10 % Kalk; Werfener Schichten</text:p>
          </table:table-cell>
          <table:table-cell office:value-type="string" calcext:value-type="string">
            <text:p>Carbonathaltige Braunerde, kolluvial beeinfluss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orthen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44_T</text:p>
          </table:table-cell>
          <table:table-cell table:number-columns-repeated="2" office:value-type="string" calcext:value-type="string">
            <text:p>gemischte Kegel</text:p>
          </table:table-cell>
          <table:table-cell office:value-type="string" calcext:value-type="string">
            <text:p>60% Dolomit, 40% Porphyr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typic hapludalf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45_T</text:p>
          </table:table-cell>
          <table:table-cell table:number-columns-repeated="2" office:value-type="string" calcext:value-type="string">
            <text:p>Blockschutt</text:p>
          </table:table-cell>
          <table:table-cell office:value-type="string" calcext:value-type="string">
            <text:p>Schutt aus Dolomit</text:p>
          </table:table-cell>
          <table:table-cell office:value-type="string" calcext:value-type="string">
            <text:p>Rendzina, kolluvial beeinfluss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ull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46_T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Hangschutt</text:p>
          </table:table-cell>
          <table:table-cell office:value-type="string" calcext:value-type="string">
            <text:p>Typisch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7_T</text:p>
          </table:table-cell>
          <table:table-cell table:number-columns-repeated="2" office:value-type="string" calcext:value-type="string">
            <text:p>gemischte Kegel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2"/>
          <table:table-cell office:value-type="string" calcext:value-type="string">
            <text:p>Mull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orthen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, rigolt</text:p>
          </table:table-cell>
          <table:table-cell table:number-columns-repeated="2"/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48_T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 office:value-type="string" calcext:value-type="string">
            <text:p>Kalkstein dominierend, Kalk, Werfener Formation;in H2 + H4 zum Teil kleines gerundetes Skelett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udorthen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9_T</text:p>
          </table:table-cell>
          <table:table-cell table:number-columns-repeated="2" office:value-type="string" calcext:value-type="string">
            <text:p>Hangschutt</text:p>
          </table:table-cell>
          <table:table-cell office:value-type="string" calcext:value-type="string">
            <text:p>Kalkstein dominierend, Dolomit, Sandstein? (eher nicht) (gut angewittert), Werfener Formation (rot)</text:p>
          </table:table-cell>
          <table:table-cell office:value-type="string" calcext:value-type="string">
            <text:p>Kalklehm-Rendzina, kolluvial beeinflusst 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Rohhumus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4_U</text:p>
          </table:table-cell>
          <table:table-cell table:number-columns-repeated="2" office:value-type="string" calcext:value-type="string">
            <text:p>gemischte Kegel</text:p>
          </table:table-cell>
          <table:table-cell office:value-type="string" calcext:value-type="string">
            <text:p>laut karte: <text:s text:c="8"/>Aufschluss: kantiger Kalkgesteinsschutt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2"/>
          <table:table-cell office:value-type="string" calcext:value-type="string">
            <text:p>Mull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0_T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 office:value-type="string" calcext:value-type="string">
            <text:p>oben Grödener Sandstein (eher Werferner Schicht), ab <text:s/>I Cv Porphyr, Gneis, Kalk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2"/>
          <table:table-cell office:value-type="string" calcext:value-type="string">
            <text:p>Rhizomull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1_T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Sandstein? (ganz klein, immer rot), Gneis?, unten gelbe und rote (Tone) aus Werfener Formation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2"/>
          <table:table-cell office:value-type="string" calcext:value-type="string">
            <text:p>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2_T</text:p>
          </table:table-cell>
          <table:table-cell table:number-columns-repeated="2" office:value-type="string" calcext:value-type="string">
            <text:p>Hangschutt</text:p>
          </table:table-cell>
          <table:table-cell office:value-type="string" calcext:value-type="string">
            <text:p>Schutthalde, Dolomit dominierend, Kalkstein</text:p>
          </table:table-cell>
          <table:table-cell office:value-type="string" calcext:value-type="string">
            <text:p>Moder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, ?rigolt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53_T</text:p>
          </table:table-cell>
          <table:table-cell table:number-columns-repeated="2" office:value-type="string" calcext:value-type="string">
            <text:p>Blockschutt</text:p>
          </table:table-cell>
          <table:table-cell office:value-type="string" calcext:value-type="string">
            <text:p>Kalkstein dominierend, Gneis?, Dolomit</text:p>
          </table:table-cell>
          <table:table-cell office:value-type="string" calcext:value-type="string">
            <text:p>Moder-Rendzina, verbraun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office:value-type="string" calcext:value-type="string">
            <text:p>verbraunt</text:p>
          </table:table-cell>
          <table:table-cell/>
          <table:table-cell office:value-type="string" calcext:value-type="string">
            <text:p>Rohumusratiger Moder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hapludoll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4_T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alles --Y Rohr in 50 cm Tiefe, anthropogene veränderung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typic udorthen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5_T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Dolomit (ab Block, aber v.a. unten), Kalkstein (v.a. unten), Porphyr (weiter unten), Gneis (stark verwittert, ganz unten), gelbe Tonsteine (viel verschiedenes Kristalines)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2"/>
          <table:table-cell office:value-type="string" calcext:value-type="string">
            <text:p>Rhizo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56_T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 office:value-type="string" calcext:value-type="string">
            <text:p>Porphyr, Kalkstein, Gneis, Werfener Formation (gelb, rot), Quarz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entic hapludoll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57_T</text:p>
          </table:table-cell>
          <table:table-cell table:number-columns-repeated="2" office:value-type="string" calcext:value-type="string">
            <text:p>Blockschutt</text:p>
          </table:table-cell>
          <table:table-cell office:value-type="string" calcext:value-type="string">
            <text:p>Porphyr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58_T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Skelett in Auflage (Steine, Grobgrus)</text:p>
          </table:table-cell>
          <table:table-cell office:value-type="string" calcext:value-type="string">
            <text:p>Brauner? Typisch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Moder/ Rohumusartiger Moder?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59_T</text:p>
          </table:table-cell>
          <table:table-cell table:number-columns-repeated="2" office:value-type="string" calcext:value-type="string">
            <text:p>Hangschutt</text:p>
          </table:table-cell>
          <table:table-cell table:number-columns-repeated="8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5_U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6_U</text:p>
          </table:table-cell>
          <table:table-cell table:number-columns-repeated="2" office:value-type="string" calcext:value-type="string">
            <text:p>Rutschmasse</text:p>
          </table:table-cell>
          <table:table-cell/>
          <table:table-cell office:value-type="string" calcext:value-type="string">
            <text:p>Carbonatfreier Fels-Auflagehumusboden und Brauner Typisch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Carbonatfreier Fels-Auflagehumusboden</text:p>
          </table:table-cell>
          <table:table-cell table:number-columns-repeated="2"/>
          <table:table-cell office:value-type="string" calcext:value-type="string">
            <text:p>Rohhumus und Moder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7_U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8_U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wirklichrigolt?</text:p>
          </table:table-cell>
          <table:table-cell table:number-columns-repeated="2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9_U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scher Ranker, kolluvial beeinfluss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Typischer Mull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53" calcext:value-type="float">
            <text:p>1285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54" calcext:value-type="float">
            <text:p>1285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57" calcext:value-type="float">
            <text:p>1285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66" calcext:value-type="float">
            <text:p>12866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braunlehm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867" calcext:value-type="float">
            <text:p>12867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tonig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2868" calcext:value-type="float">
            <text:p>1286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ull-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2" calcext:value-type="float">
            <text:p>1288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braunlehm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3" calcext:value-type="float">
            <text:p>1288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4" calcext:value-type="float">
            <text:p>1288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2885" calcext:value-type="float">
            <text:p>1288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2886" calcext:value-type="float">
            <text:p>12886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87" calcext:value-type="float">
            <text:p>1288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8" calcext:value-type="float">
            <text:p>1288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2889" calcext:value-type="float">
            <text:p>1288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Typischer Rohhumu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90" calcext:value-type="float">
            <text:p>1289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Rohhumus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91" calcext:value-type="float">
            <text:p>12891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Typischer Rohhumus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2910" calcext:value-type="float">
            <text:p>12910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2911" calcext:value-type="float">
            <text:p>12911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Rohhumusartiger Moder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2912" calcext:value-type="float">
            <text:p>12912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tonig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2913" calcext:value-type="float">
            <text:p>1291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2914" calcext:value-type="float">
            <text:p>12914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braunlehm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2915" calcext:value-type="float">
            <text:p>1291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2957" calcext:value-type="float">
            <text:p>1295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958" calcext:value-type="float">
            <text:p>1295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tonig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2959" calcext:value-type="float">
            <text:p>1295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960" calcext:value-type="float">
            <text:p>12960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2961" calcext:value-type="float">
            <text:p>1296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962" calcext:value-type="float">
            <text:p>1296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12963" calcext:value-type="float">
            <text:p>1296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2983" calcext:value-type="float">
            <text:p>12983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Tangel-(Kalk-)Rohhumus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985" calcext:value-type="float">
            <text:p>1298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ull-Rendzina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2986" calcext:value-type="float">
            <text:p>12986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2987" calcext:value-type="float">
            <text:p>12987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(Para)braunerde basenreich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2988" calcext:value-type="float">
            <text:p>1298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4154" calcext:value-type="float">
            <text:p>14154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175" calcext:value-type="float">
            <text:p>14175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4177" calcext:value-type="float">
            <text:p>1417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5402" calcext:value-type="float">
            <text:p>15402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5403" calcext:value-type="float">
            <text:p>154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404" calcext:value-type="float">
            <text:p>15404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5405" calcext:value-type="float">
            <text:p>154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452" calcext:value-type="float">
            <text:p>1545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453" calcext:value-type="float">
            <text:p>1545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5476" calcext:value-type="float">
            <text:p>15476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5477" calcext:value-type="float">
            <text:p>15477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5580" calcext:value-type="float">
            <text:p>15580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5581" calcext:value-type="float">
            <text:p>15581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(Para)Braunerde basenreich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6201" calcext:value-type="float">
            <text:p>162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6202" calcext:value-type="float">
            <text:p>162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03" calcext:value-type="float">
            <text:p>162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04" calcext:value-type="float">
            <text:p>162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50" calcext:value-type="float">
            <text:p>1625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51" calcext:value-type="float">
            <text:p>1625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6253" calcext:value-type="float">
            <text:p>1625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6301" calcext:value-type="float">
            <text:p>16301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6302" calcext:value-type="float">
            <text:p>163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6303" calcext:value-type="float">
            <text:p>1630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6304" calcext:value-type="float">
            <text:p>16304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6351" calcext:value-type="float">
            <text:p>1635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bd0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Moder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d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Feinmaterial-Rohboden carbonathaltig</text:p>
          </table:table-cell>
          <table:table-cell office:value-type="string" calcext:value-type="string">
            <text:p>TERRESTRISCHE ROHBÖDEN</text:p>
          </table:table-cell>
          <table:table-cell office:value-type="string" calcext:value-type="string">
            <text:p>Feinmaterial-Rohboden</text:p>
          </table:table-cell>
          <table:table-cell office:value-type="string" calcext:value-type="string">
            <text:p>Carbonathaltiger Feinmaterial-Rohboden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d09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bd1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d1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Textur-Substratboden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d1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bd1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d2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e0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be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e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e0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be0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f03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Moder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gr0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gr0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gr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r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gr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r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r07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gr08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gr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d0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Kalkbraunlehm (Terra fusca relikt.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office:value-type="string" calcext:value-type="string">
            <text:p>relikter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hd0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frei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hd0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frei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hd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d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d08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hd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hd10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d12</text:p>
          </table:table-cell>
          <table:table-cell office:value-type="string" calcext:value-type="string">
            <text:p>gemischt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hd1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1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1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d16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d1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d1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1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2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2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e0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hf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f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f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f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f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g0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g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g0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hg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g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g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g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g0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hg0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h0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h02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h0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h06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7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h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braunlehm (Terra fusca relikt.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office:value-type="string" calcext:value-type="string">
            <text:p>relikter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10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1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h1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h1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hh1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hh16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hh1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i01</text:p>
          </table:table-cell>
          <table:table-cell office:value-type="string" calcext:value-type="string">
            <text:p>gemischt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hi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i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i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j0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Grobmaterial-Rohboden carbonathaltig</text:p>
          </table:table-cell>
          <table:table-cell office:value-type="string" calcext:value-type="string">
            <text:p>TERRESTRISCHE ROHBÖDEN</text:p>
          </table:table-cell>
          <table:table-cell office:value-type="string" calcext:value-type="string">
            <text:p>Grobmaterial-Rohboden</text:p>
          </table:table-cell>
          <table:table-cell office:value-type="string" calcext:value-type="string">
            <text:p>Carbonathaltiger Grobmaterial-Rohboden</text:p>
          </table:table-cell>
          <table:table-cell table:number-columns-repeated="3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j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j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j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string" calcext:value-type="string">
            <text:p>hj0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j07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table:number-columns-repeated="3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k0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hk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table:number-columns-repeated="3"/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hk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table:number-columns-repeated="3"/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hl0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8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j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k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k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k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0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0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Festgestein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Festgestein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f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f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6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7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Parabraunerde karbonathaltig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lf08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lf0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f1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a01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a0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a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a0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Kolluvisol carbonatfrei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3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a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Kalkbraunlehm (Terra fusca relikt.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office:value-type="string" calcext:value-type="string">
            <text:p>relikter</text:p>
          </table:table-cell>
          <table:table-cell table:number-columns-repeated="2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b01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2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6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nf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nf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f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f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pa01</text:p>
          </table:table-cell>
          <table:table-cell table:number-columns-repeated="2" office:value-type="string" calcext:value-type="string">
            <text:p>Rutschmasse</text:p>
          </table:table-cell>
          <table:table-cell/>
          <table:table-cell office:value-type="string" calcext:value-type="string">
            <text:p>Braunerden auf Festgesteinen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Festgestein</text:p>
          </table:table-cell>
          <table:table-cell table:number-columns-repeated="2"/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pa02</text:p>
          </table:table-cell>
          <table:table-cell table:number-columns-repeated="2" office:value-type="string" calcext:value-type="string">
            <text:p>Rutschmasse</text:p>
          </table:table-cell>
          <table:table-cell/>
          <table:table-cell office:value-type="string" calcext:value-type="string">
            <text:p>Braunerden auf Festgesteinen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Festgestein</text:p>
          </table:table-cell>
          <table:table-cell table:number-columns-repeated="2"/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pa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qa01</text:p>
          </table:table-cell>
          <table:table-cell table:number-columns-repeated="2" office:value-type="string" calcext:value-type="string">
            <text:p>Eisrandsedimente</text:p>
          </table:table-cell>
          <table:table-cell/>
          <table:table-cell office:value-type="string" calcext:value-type="string">
            <text:p>Para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table:number-columns-repeated="3"/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qa02</text:p>
          </table:table-cell>
          <table:table-cell office:value-type="string" calcext:value-type="string">
            <text:p>Moorablagerung</text:p>
          </table:table-cell>
          <table:table-cell office:value-type="string" calcext:value-type="string">
            <text:p>Moor rezen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qa0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4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6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9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10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1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1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qa1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qa1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qa1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n auf Lockersedimenten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qa1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rc01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rc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0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04a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0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lehme – rezent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08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Moder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17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Para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18</text:p>
          </table:table-cell>
          <table:table-cell office:value-type="string" calcext:value-type="string">
            <text:p>gemischt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v19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v22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v2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Grobmaterial-Rohboden carbonatfrei</text:p>
          </table:table-cell>
          <table:table-cell office:value-type="string" calcext:value-type="string">
            <text:p>TERRESTRISCHE ROHBÖDEN</text:p>
          </table:table-cell>
          <table:table-cell office:value-type="string" calcext:value-type="string">
            <text:p>Grobmaterial-Rohboden</text:p>
          </table:table-cell>
          <table:table-cell office:value-type="string" calcext:value-type="string">
            <text:p>Carbonatfreier Grobmaterial-Rohboden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2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x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8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08:10:06.952677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0:09:04.698963962</dc:date>
    <dc:creator>fabs </dc:creator>
    <meta:generator>LibreOffice/4.2.7.2$Linux_X86_64 LibreOffice_project/420m0$Build-2</meta:generator>
    <meta:editing-duration>PT5H32M12S</meta:editing-duration>
    <meta:editing-cycles>7</meta:editing-cycles>
    <meta:document-statistic meta:table-count="1" meta:cell-count="3325" meta:object-count="0"/>
  </office:meta>
</office:document-meta>
</file>